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9.71pt"/>
    </style:style>
    <style:style style:name="co2" style:family="table-column">
      <style:table-column-properties fo:break-before="auto" style:column-width="18.85pt"/>
    </style:style>
    <style:style style:name="co3" style:family="table-column">
      <style:table-column-properties fo:break-before="auto" style:column-width="33.31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40.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 style:data-style-name="N124">
      <style:text-properties style:font-name="Liberation Sans" fo:font-weight="bold" style:font-weight-asian="bold" style:font-weight-complex="bold"/>
    </style:style>
    <style:style style:name="ce3" style:family="table-cell" style:parent-style-name="Default" style:data-style-name="N12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2"/>
  </office:automatic-styles>
  <office:body>
    <office:spreadsheet>
      <table:calculation-settings table:automatic-find-labels="false"/>
      <table:table table:name="order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6" table:number-columns-repeated="2" table:default-cell-style-name="ce4"/>
        <table:table-row table:style-name="ro1">
          <table:table-cell office:value-type="string" calcext:value-type="string">
            <text:p>Initial cash</text:p>
          </table:table-cell>
          <table:table-cell table:number-columns-repeated="5"/>
          <table:table-cell table:style-name="Default" office:value-type="float" office:value="1000000" calcext:value-type="float">
            <text:p>1000000</text:p>
          </table:table-cell>
          <table:table-cell table:style-name="Default"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Number</text:p>
          </table:table-cell>
          <table:table-cell table:style-name="ce1" office:value-type="string" calcext:value-type="string">
            <text:p>Stock/Price</text:p>
          </table:table-cell>
          <table:table-cell table:style-name="Default"/>
          <table:table-cell table:style-name="Default" office:value-type="string" calcext:value-type="string">
            <text:p>Portfolio value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500" calcext:value-type="float">
            <text:p>1500</text:p>
          </table:table-cell>
          <table:table-cell table:style-name="ce2" office:value-type="float" office:value="43.356891" calcext:value-type="float">
            <text:p>43.3569</text:p>
          </table:table-cell>
          <table:table-cell table:formula="of:=[.F3]*[.G3]" office:value-type="float" office:value="65035.3365" calcext:value-type="float">
            <text:p>65035.34</text:p>
          </table:table-cell>
          <table:table-cell table:formula="of:=IF([.E3]=&quot;Buy&quot;;[.G1]-[.H3])" office:value-type="float" office:value="934964.6635" calcext:value-type="float">
            <text:p>934964.6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500" calcext:value-type="float">
            <text:p>1500</text:p>
          </table:table-cell>
          <table:table-cell table:style-name="ce2" office:value-type="float" office:value="43.765831" calcext:value-type="float">
            <text:p>43.7658</text:p>
          </table:table-cell>
          <table:table-cell table:formula="of:=[.F4]*[.G4]" office:value-type="float" office:value="65648.7465" calcext:value-type="float">
            <text:p>65648.75</text:p>
          </table:table-cell>
          <table:table-cell table:formula="of:=IF([.F4]=&quot;Buy&quot;;[.I3]-[.H4];[.I3]+[.H4])" office:value-type="float" office:value="1000613.41" calcext:value-type="float">
            <text:p>1000613.4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Buy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117.880554" calcext:value-type="float">
            <text:p>117.8806</text:p>
          </table:table-cell>
          <table:table-cell table:formula="of:=[.F5]*[.G5]" office:value-type="float" office:value="471522.216" calcext:value-type="float">
            <text:p>471522.22</text:p>
          </table:table-cell>
          <table:table-cell table:formula="of:=IF([.E5]=&quot;Buy&quot;;[.I4]-[.H5];[.I4]+[.H5])" office:value-type="float" office:value="529091.194" calcext:value-type="float">
            <text:p>529091.1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Buy</text:p>
          </table:table-cell>
          <table:table-cell office:value-type="float" office:value="1000" calcext:value-type="float">
            <text:p>1000</text:p>
          </table:table-cell>
          <table:table-cell table:style-name="ce2" office:value-type="float" office:value="306.25808" calcext:value-type="float">
            <text:p>306.2581</text:p>
          </table:table-cell>
          <table:table-cell table:formula="of:=[.F6]*[.G6]" office:value-type="float" office:value="306258.08" calcext:value-type="float">
            <text:p>306258.08</text:p>
          </table:table-cell>
          <table:table-cell table:formula="of:=IF([.E6]=&quot;Buy&quot;;[.I5]-[.H6];[.I5]+[.H6])" office:value-type="float" office:value="222833.114" calcext:value-type="float">
            <text:p>222833.1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OM</text:p>
          </table:table-cell>
          <table:table-cell office:value-type="string" calcext:value-type="string">
            <text:p>Sell</text:p>
          </table:table-cell>
          <table:table-cell office:value-type="float" office:value="4000" calcext:value-type="float">
            <text:p>4000</text:p>
          </table:table-cell>
          <table:table-cell office:value-type="float" office:value="65.633003" calcext:value-type="float">
            <text:p>65.6330</text:p>
          </table:table-cell>
          <table:table-cell table:formula="of:=[.F7]*[.G7]" office:value-type="float" office:value="262532.012" calcext:value-type="float">
            <text:p>262532.01</text:p>
          </table:table-cell>
          <table:table-cell table:formula="of:=IF([.E7]=&quot;Buy&quot;;[.I6]-[.H7];[.I6]+[.H7])" office:value-type="float" office:value="485365.126" calcext:value-type="float">
            <text:p>485365.1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OM</text:p>
          </table:table-cell>
          <table:table-cell office:value-type="string" calcext:value-type="string">
            <text:p>Buy</text:p>
          </table:table-cell>
          <table:table-cell office:value-type="float" office:value="4000" calcext:value-type="float">
            <text:p>4000</text:p>
          </table:table-cell>
          <table:table-cell office:value-type="float" office:value="65.81276" calcext:value-type="float">
            <text:p>65.8128</text:p>
          </table:table-cell>
          <table:table-cell table:formula="of:=[.F8]*[.G8]" office:value-type="float" office:value="263251.04" calcext:value-type="float">
            <text:p>263251.04</text:p>
          </table:table-cell>
          <table:table-cell table:formula="of:=IF([.E8]=&quot;Buy&quot;;[.I7]-[.H8];[.I7]+[.H8])" office:value-type="float" office:value="222114.086" calcext:value-type="float">
            <text:p>222114.0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Sell</text:p>
          </table:table-cell>
          <table:table-cell office:value-type="float" office:value="1000" calcext:value-type="float">
            <text:p>1000</text:p>
          </table:table-cell>
          <table:table-cell office:value-type="float" office:value="302.81051" calcext:value-type="float">
            <text:p>302.8105</text:p>
          </table:table-cell>
          <table:table-cell table:formula="of:=[.F9]*[.G9]" office:value-type="float" office:value="302810.51" calcext:value-type="float">
            <text:p>302810.51</text:p>
          </table:table-cell>
          <table:table-cell table:formula="of:=IF([.E9]=&quot;Buy&quot;;[.I8]-[.H9];[.I8]+[.H9])" office:value-type="float" office:value="524924.596" calcext:value-type="float">
            <text:p>524924.60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Sell</text:p>
          </table:table-cell>
          <table:table-cell office:value-type="float" office:value="2200" calcext:value-type="float">
            <text:p>2200</text:p>
          </table:table-cell>
          <table:table-cell office:value-type="float" office:value="130.00547" calcext:value-type="float">
            <text:p>130.0055</text:p>
          </table:table-cell>
          <table:table-cell table:formula="of:=[.F10]*[.G10]" office:value-type="float" office:value="286012.034" calcext:value-type="float">
            <text:p>286012.03</text:p>
          </table:table-cell>
          <table:table-cell table:formula="of:=IF([.E10]=&quot;Buy&quot;;[.I9]-[.H10];[.I9]+[.H10])" office:value-type="float" office:value="810936.63" calcext:value-type="float">
            <text:p>810936.63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Sell</text:p>
          </table:table-cell>
          <table:table-cell office:value-type="float" office:value="3300" calcext:value-type="float">
            <text:p>3300</text:p>
          </table:table-cell>
          <table:table-cell office:value-type="float" office:value="137.47274" calcext:value-type="float">
            <text:p>137.4727</text:p>
          </table:table-cell>
          <table:table-cell table:formula="of:=[.F11]*[.G11]" office:value-type="float" office:value="453660.042" calcext:value-type="float">
            <text:p>453660.04</text:p>
          </table:table-cell>
          <table:table-cell table:formula="of:=IF([.E11]=&quot;Buy&quot;;[.I10]-[.H11];[.I10]+[.H11])" office:value-type="float" office:value="1264596.672" calcext:value-type="float">
            <text:p>1264596.67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Buy</text:p>
          </table:table-cell>
          <table:table-cell office:value-type="float" office:value="1500" calcext:value-type="float">
            <text:p>1500</text:p>
          </table:table-cell>
          <table:table-cell office:value-type="float" office:value="131.84094" calcext:value-type="float">
            <text:p>131.8409</text:p>
          </table:table-cell>
          <table:table-cell table:formula="of:=[.F12]*[.G12]" office:value-type="float" office:value="197761.41" calcext:value-type="float">
            <text:p>197761.41</text:p>
          </table:table-cell>
          <table:table-cell table:formula="of:=IF([.E12]=&quot;Buy&quot;;[.I11]-[.H12];[.I11]+[.H12])" office:value-type="float" office:value="1066835.262" calcext:value-type="float">
            <text:p>1066835.26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200" calcext:value-type="float">
            <text:p>1200</text:p>
          </table:table-cell>
          <table:table-cell office:value-type="float" office:value="41.261547" calcext:value-type="float">
            <text:p>41.2615</text:p>
          </table:table-cell>
          <table:table-cell table:formula="of:=[.F13]*[.G13]" office:value-type="float" office:value="49513.8564" calcext:value-type="float">
            <text:p>49513.86</text:p>
          </table:table-cell>
          <table:table-cell table:formula="of:=IF([.E13]=&quot;Buy&quot;;[.I12]-[.H13];[.I12]+[.H13])" office:value-type="float" office:value="1017321.4056" calcext:value-type="float">
            <text:p>1017321.4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Buy</text:p>
          </table:table-cell>
          <table:table-cell office:value-type="float" office:value="55" calcext:value-type="float">
            <text:p>55</text:p>
          </table:table-cell>
          <table:table-cell office:value-type="float" office:value="301.42453" calcext:value-type="float">
            <text:p>301.4245</text:p>
          </table:table-cell>
          <table:table-cell table:formula="of:=[.F14]*[.G14]" office:value-type="float" office:value="16578.34915" calcext:value-type="float">
            <text:p>16578.35</text:p>
          </table:table-cell>
          <table:table-cell table:formula="of:=IF([.E14]=&quot;Buy&quot;;[.I13]-[.H14];[.I13]+[.H14])" office:value-type="float" office:value="1000743.05645" calcext:value-type="float">
            <text:p>1000743.0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Sell</text:p>
          </table:table-cell>
          <table:table-cell office:value-type="float" office:value="55" calcext:value-type="float">
            <text:p>55</text:p>
          </table:table-cell>
          <table:table-cell office:value-type="float" office:value="301.42453" calcext:value-type="float">
            <text:p>301.4245</text:p>
          </table:table-cell>
          <table:table-cell table:formula="of:=[.F15]*[.G15]" office:value-type="float" office:value="16578.34915" calcext:value-type="float">
            <text:p>16578.35</text:p>
          </table:table-cell>
          <table:table-cell table:formula="of:=IF([.E15]=&quot;Buy&quot;;[.I14]-[.H15];[.I14]+[.H15])" office:value-type="float" office:value="1017321.4056" calcext:value-type="float">
            <text:p>1017321.41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200" calcext:value-type="float">
            <text:p>1200</text:p>
          </table:table-cell>
          <table:table-cell office:value-type="float" office:value="50.13042" calcext:value-type="float">
            <text:p>50.1304</text:p>
          </table:table-cell>
          <table:table-cell table:formula="of:=[.F16]*[.G16]" office:value-type="float" office:value="60156.504" calcext:value-type="float">
            <text:p>60156.50</text:p>
          </table:table-cell>
          <table:table-cell table:formula="of:=IF([.E16]=&quot;Buy&quot;;[.I15]-[.H16];[.I15]+[.H16])" office:value-type="float" office:value="1077477.9096" calcext:value-type="float">
            <text:p>1077477.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3" loext:min-decimal-places="3" number:min-integer-digits="1" number:grouping="true"/>
    </number:number-style>
    <number:number-style style:name="N124">
      <number:number number:decimal-places="4" loext:min-decimal-places="4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6">00/00/0000</text:date>, <text:time style:data-style-name="N2" text:time-value="14:56:13.9364938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6T14:59:48.309444540</dc:date>
    <meta:editing-duration>PT18H53M29S</meta:editing-duration>
    <meta:editing-cycles>6</meta:editing-cycles>
    <meta:generator>LibreOffice/5.1.6.2$Linux_X86_64 LibreOffice_project/10m0$Build-2</meta:generator>
    <meta:document-statistic meta:table-count="1" meta:cell-count="131" meta:object-count="0"/>
  </office:meta>
</office:document-meta>
</file>